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400000381B46AA40AEB85F513.png" manifest:media-type="image/png"/>
  <manifest:file-entry manifest:full-path="Pictures/1000000000000708000005DC8B60E67447F0D6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33cm"/>
    </style:style>
    <style:style style:name="gr3" style:family="graphic" style:parent-style-name="standard">
      <style:graphic-properties draw:stroke="none" svg:stroke-color="#000000" draw:fill="none" draw:fill-color="#ffffff" fo:min-height="1.789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Times New Roman" fo:font-size="14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text-properties style:font-name="Times New Roman" fo:font-size="14pt" fo:font-style="italic" style:font-size-asian="18pt" style:font-style-asian="italic" style:font-size-complex="1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Times New Roman" fo:font-size="1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95cm" svg:height="10.881cm" svg:x="4.098cm" svg:y="0.901cm">
          <draw:image xlink:href="Pictures/1000000000000708000005DC8B60E67447F0D698.png" xlink:type="simple" xlink:show="embed" xlink:actuate="onLoad">
            <text:p/>
          </draw:image>
        </draw:frame>
        <draw:frame draw:style-name="gr1" draw:text-style-name="P1" draw:layer="layout" svg:width="12.495cm" svg:height="10.881cm" svg:x="4.099cm" svg:y="13.237cm">
          <draw:image xlink:href="Pictures/10000000000004F400000381B46AA40AEB85F513.png" xlink:type="simple" xlink:show="embed" xlink:actuate="onLoad">
            <text:p/>
          </draw:image>
        </draw:frame>
        <draw:frame draw:style-name="gr2" draw:text-style-name="P3" draw:layer="layout" svg:width="13.818cm" svg:height="1.083cm" svg:x="3.641cm" svg:y="11.931cm">
          <draw:text-box>
            <text:p text:style-name="P2"><text:span text:style-name="T1">Model the circuit in PhET, and compare results:</text:span></text:p>
          </draw:text-box>
        </draw:frame>
        <draw:frame draw:style-name="gr3" draw:text-style-name="P5" draw:layer="layout" svg:width="18.796cm" svg:height="2.039cm" svg:x="1.533cm" svg:y="24.601cm">
          <draw:text-box>
            <text:p text:style-name="P4"><text:span text:style-name="T2">In this assignment, students validate their reasoning regarding a circuit design by modeling it with a simulation tool. <text:s/>(The measurement of current is scaled by a factor of 10.0 due to the resistors used in the modeling tool.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46:51.003351671</meta:creation-date>
    <dc:date>2018-09-27T18:05:19.800380548</dc:date>
    <meta:editing-duration>PT12M1S</meta:editing-duration>
    <meta:editing-cycles>2</meta:editing-cycles>
    <meta:generator>LibreOffice/5.1.6.2$Linux_X86_64 LibreOffice_project/10m0$Build-2</meta:generator>
    <meta:document-statistic meta:object-count="4"/>
  </office:meta>
</office:document-meta>
</file>